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0.5pt" style:font-size-complex="12pt"/>
    </style:style>
    <style:style style:name="P2" style:family="paragraph" style:parent-style-name="Standard">
      <style:paragraph-properties fo:text-align="center" style:justify-single-word="false"/>
      <style:text-properties fo:font-size="15pt" style:font-size-asian="13.1000003814697pt" style:font-size-complex="15pt"/>
    </style:style>
    <style:style style:name="P3" style:family="paragraph" style:parent-style-name="Standard">
      <style:paragraph-properties fo:text-align="center" style:justify-single-word="false"/>
      <style:text-properties fo:font-size="14pt" style:font-size-asian="12.25pt" style:font-size-complex="14pt"/>
    </style:style>
    <style:style style:name="P4" style:family="paragraph" style:parent-style-name="Standard">
      <style:paragraph-properties fo:text-align="center" style:justify-single-word="false"/>
      <style:text-properties fo:font-size="14pt" style:font-size-asian="12.25pt" style:font-size-complex="14pt"/>
    </style:style>
    <style:style style:name="P5" style:family="paragraph" style:parent-style-name="Standard">
      <style:paragraph-properties fo:text-align="start" style:justify-single-word="false"/>
      <style:text-properties fo:font-size="12pt" style:font-size-asian="10.5pt" style:font-size-complex="12pt"/>
    </style:style>
    <style:style style:name="T1" style:family="text">
      <style:text-properties fo:font-weight="bold" style:font-weight-asian="bold" style:font-weight-complex="bold"/>
    </style:style>
    <style:style style:name="T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chapel</text:p>
      <text:p text:style-name="P1">Game begins with characters approaching the chapel of zeus. The terrible curse has been afflicting the land causing crops to wither up, animals to become more vicious and people to die of a mysterious illness. All players are traveling to the chapel of zeus in order to investigate the source of this curse for their own reasons. If characters do not know each other previously then they meet on the road before reaching the chapel of zeus. </text:p>
      <text:p text:style-name="P1"/>
      <text:p text:style-name="P1">Outside of Chapel: Chapel is in good condition but almost completely deserted due to attacks from the adversary. </text:p>
      <text:p text:style-name="P1">“the chapel is a beautiful monument to the glory of zeus. Although in good repair not even the power of zeus appears able to withstand the power of the curse as even the garden is almost completely withered away.”</text:p>
      <text:p text:style-name="P1"/>
      <text:p text:style-name="P1">Entry hallway: This hallway goes along the front of the chapel. The double-doors to the chapel itself are currently closed as are the two doors to the monk rooms. Near the entrance doors are some clay fragments that are from a broken urn. There is nothing of value here. </text:p>
      <text:p text:style-name="P1">“You enter a long hallway that goes along the entire front of the building. There are some clay fragments near the front entrance door that appear to be from a broken urn. You see some double-doors directly ahead and some single doors down the way. You see the hallway turns at it's ends.”</text:p>
      <text:p text:style-name="P1"/>
      <text:p text:style-name="P1">Bell Tower: This is the bell tower. There doesn't appear to be anyway of reaching the bell itself but there is a rope hanging down that if pulled will ring the bell. The bell is very loud and an be heard all throughout building. If players have not opened the chapel doors before ringing the bell for the first time or seen down the side hallway a successful listen check will result in the players hearing someone say “oh @#$! he's back” from behind the chapel doors.</text:p>
      <text:p text:style-name="P1">“This appears to be a simple bell tower for the chapel. Looking up you can see the bell hanging there. Attached to it is a rope which hangs down to the ground.”</text:p>
      <text:p text:style-name="P1"/>
      <text:p text:style-name="P1">Chapel: The chapel has been ransacked by the adversary. The bodies of 3 monks of zeus will be found here (none of them the high priest). Searching the room results in 1d4 of chapel treasure.</text:p>
      <text:p text:style-name="P1">“You enter what was once a room dedicated to the worship of zeus. The stone statues have been broken, the altar of zeus desecrated, and the benches are strewn all over the place. The destruction done is so shocking you don't even notice the bodies at first.”</text:p>
      <text:p text:style-name="P1"/>
      <text:p text:style-name="P1">Side hall: This is a sparse hallway with nothing of real interest in it. All doorways here are closed</text:p>
      <text:p text:style-name="P1">“You enter a long sparse hallway. You see 2 closed doors at one end”</text:p>
      <text:p text:style-name="P1"/>
      <text:p text:style-name="P1">Back hall: This is a sparse hallway with nothing of real interest in it. There is one doorway to the high priests room which is closed</text:p>
      <text:p text:style-name="P1">“You enter a short hallway with one closed door near one end.”</text:p>
      <text:p text:style-name="P1"/>
      <text:p text:style-name="P1">Monk Rooms: These are just simple cells lived in by the monks. Searching these rooms results in a little food, some simple robes for the order of zeus, <text:s/>a chamber pot and 1d2-1 of monk treasure. </text:p>
      <text:p text:style-name="P1">“This appears to be the living quarters of one of the monks of zeus. Although things are strewn all over the place as if it was hurriedly searched it's obvious that the monks live spartan lives with few possessions.”</text:p>
      <text:p text:style-name="P1"/>
      <text:p text:style-name="P1">Carls Room: This is the room 'cowardly' carl is hiding in. He will be initially terrified of the players <text:soft-page-break/>until realizing they are not the adversary. He will timidly follow along behind the players while they are in the building and offer some advise and information. Carl's room was ransacked but he organized his few possessions before the players arrived. Searching this room results in some clothes, 1d-1 of monk treasure and a full chamber pot. If carl realizes the players are not the adversary and they take his stuff he will declare them thieves and refuse to help until they return his meager possessions. </text:p>
      <text:p text:style-name="P1">“This appears to be the living quarters of one of the monks of zeus. This room doesn't appear to be ransacked like the others. This room is occupied by a human dressed in the robes of the monks of zeus. As soon as he notices the door is open he screams, dives into corner <text:s/>further from the door and pulls a blanket over his head. You can hear him begging “please don't hurt me, please don't me, please don't hurt me...”</text:p>
      <text:p text:style-name="P1"/>
      <text:p text:style-name="P1">High Priests room: this is the room of the high priest of zeus. This room has been completely defiled by the adversary. There is graffiti written in blood along the walls in a number of languages. All of the clothes and holy texts have been ripped apart.. A successful enough search of the room reveals a secret passage into the high priests secret room. This room has 1d6 of high priests treasure in it. </text:p>
      <text:p text:style-name="P1">“You enter a room that was once a little nicer then the others. It has not only been ransacked but defiled. There is graffiti on the walls written in human blood, all of the clothes and holy texts have been ripped apart. There are scorch marks in places where things have apparently been burned. A sense of evil permeates the entire room”. </text:p>
      <text:p text:style-name="P1"/>
      <text:p text:style-name="P1">Secret Room: This is a secret room for the high priest of zeus. It is a study where many scrolls/texts were written and stored by the priest. Although it is currently disorganized it does not appear to be throughly ransacked like the other rooms. There are a few scrolls lying on the floor and across the desk. An intelligence check will show that given the number of pigeon holes with the scrolls left lying around that there are many scrolls missing from this room. Searching this room will provide 2d2-1 of secret room treasure and story scroll 1</text:p>
      <text:p text:style-name="P1"/>
      <text:p text:style-name="P1">Carl: If asked about the curse he will mention that only a powerful demon is capable of creating a curse of this magnitude. He is the one that will give the 'adversary' his name. He will mention that the priest had been increasingly distracted by something in the weeks prior to the curse falling. Carl will then mention that the priest left a few days before the curse fell and never came back. He will mention hearing the priest complain about having to walk all the way to the temple of eternity on the day he left. Carl will mention he thought this strange as the temple has been abandoned for over 100 years and no one goes there anymore. If asked he will provide directions on how to get there. </text:p>
      <text:p text:style-name="P1"/>
      <text:p text:style-name="P1">Chapel treasure:</text:p>
      <text:p text:style-name="P1">1 = candle; 1cp</text:p>
      <text:p text:style-name="P1">2 = silver chalice; 40gp</text:p>
      <text:p text:style-name="P1">3 = assorted moonstones; 60gp</text:p>
      <text:p text:style-name="P1">4 = flint and steel; 1gp</text:p>
      <text:p text:style-name="P1"/>
      <text:p text:style-name="P1">Monk treasure:</text:p>
      <text:p text:style-name="P1">1 = wooden holy symbol; 1gp</text:p>
      <text:p text:style-name="P1">2 = common musical instrument; 5gp</text:p>
      <text:p text:style-name="P1">3 = scroll of holy text; 5gp</text:p>
      <text:p text:style-name="P1">4 = holy water; 25gp</text:p>
      <text:p text:style-name="P1">5 = torch; 1cp</text:p>
      <text:p text:style-name="P1"/>
      <text:p text:style-name="P1">High priest treasure:</text:p>
      <text:p text:style-name="P1"><text:soft-page-break/>1 = holy symbol silver; 25gp</text:p>
      <text:p text:style-name="P1">2 = holy water; 25gp</text:p>
      <text:p text:style-name="P1">3 = common lamp; 1sp</text:p>
      <text:p text:style-name="P1">4 = chest (empty); 2gp</text:p>
      <text:p text:style-name="P1">5 = bell; 1gp</text:p>
      <text:p text:style-name="P1">6 = 30gp</text:p>
      <text:p text:style-name="P1"/>
      <text:p text:style-name="P1">Secret room treasure:</text:p>
      <text:p text:style-name="P1">1 = scroll of dispel magic</text:p>
      <text:p text:style-name="P1">2 = scroll of prayer</text:p>
      <text:p text:style-name="P1">3 = scroll of raise dead</text:p>
      <text:p text:style-name="P1">4 = vial of ink; 8gp</text:p>
      <text:p text:style-name="P1">5 = paper sheet; 4sp</text:p>
      <text:p text:style-name="P1">6 = ink pen; 1sp</text:p>
      <text:p text:style-name="P1"/>
      <text:p text:style-name="P1"/>
      <text:p text:style-name="P3">the temple</text:p>
      <text:p text:style-name="P1">Notes on the temple: The temple is not lighted and has few windows inside of it. Most of the rooms within the temple require that the players have some sort of light source with them or some other ability to see in the dark. Except for the following exceptions all rooms and hallways are assumed to be dark and require light. The entrance (lit from the altar room &amp; library &amp; front doors), both upper and lower library (windows to the outside), the altar room (windows and pulsing light from pillars), the garden (outside), both balcony rooms (open to outside from balconies), the air room (outside), the entrance view (windows to the outside), and the light room (windows to the outside from the entrance view). The earth/air/fire/water spell rooms will have a very faint light emanating from the runes however this light vanishes once the rune is disrupted.</text:p>
      <text:p text:style-name="P1"/>
      <text:p text:style-name="P1">Outside of temple: Nothing happens to players on way to temple except for the dream. Temple has been abandoned for years and is beginning to decay. The temple is located on the top of a large plateau. Except for the side where the entrance is at, the temple is located on a cliff edge which drops into a deep chasm on the other 3 sides. A successful spot check will notice that there are no living things anywhere near the temple and the curse is much worse here. A successful spellcraft check will will notice that this temple is at the focus of 6 ley lines. The main entrance doors are closed but easily opened.</text:p>
      <text:p text:style-name="P1">“You journey for many days through the mountains. As you continue to journey you all begin to have nightmares that you don't remember on waking. On the final night of your jouney you all have the following nightmare which unlike the others you do remember on waking. In it you see a young man holding a knife in his hand. You see him raise the knife high above his head and then stab himself in the stomach with it. The image fades as his intestines start to spill out but you still hear him say 'My wife, my son.... Perhaps I shall find solace with them when I leave this cursed world.' That morning after breaking camp you come upon the temple of eternity less then a mile from where slept. As you approach you see that the temple of eternity is a massive structure. Once a wonder of the world it has since fallen into decay. You see that sections of the temple have crumbled due to age and neglect. Built onto the edge of a plateau, the only way in that you see is through the front doors.”</text:p>
      <text:p text:style-name="P1"/>
      <text:p text:style-name="P1">Entrance: This is the entrance of the temple. Entering here for the first time causes a programmed image spell to trigger taunting the heroes. A successful spellcraft check dc26 will allow them to recognize this as coming from a programmed image spell. </text:p>
      <text:p text:style-name="P1">“You enter the temple to see a large hallway. There are 2 passageways branching off to the right and <text:soft-page-break/>left directly across from each other. At the far end the hallway opens up into what appears to be an exceptionally large room with a pulsing light coming from it. As you step into the temple you hear a demonic voice say 'If you're here for the high priest of zeus nothing can save him now. He's firmly in my power and I will never release him. You can do no good here.' You look around for the source of the voice and fail to see anyone else. Shortly after this message you hear a brief scream of pain coming from the large room with the pulsing lights.”</text:p>
      <text:p text:style-name="P1"/>
      <text:p text:style-name="P1">Library: The door to the library is open This is a large library full of books and scrolls. Many of them have decayed due to age and moisture. A level 3 orc cleric will be here reading a scroll here, his back will be to the players and initially not aware of them. A search of the library will result in finding story scroll 2 &amp; 1 scroll of dispel magic &amp; 1d6 of library treasure.</text:p>
      <text:p text:style-name="P1">“You see a large library filled with scrolls and books. Many of them appear to be damaged due to age and exposure to the elements. You also see an orc wearing some robes in here. He is reading a scroll and doesn't seem to be aware of you yet.”</text:p>
      <text:p text:style-name="P1"/>
      <text:p text:style-name="P1">Hall 1: This is a dark hallway that requires players have some sort of light source with them. It is a large hallway with 1 branching hallway and 4 doors off of it (all closed). There is a secret passage on one side as well that can be found with a search check dc20.</text:p>
      <text:p text:style-name="P1">“You look down a drab hallway. You see another corridor branching off to the left. You also see 4 doors, 2 on the right and 2 on the left.”</text:p>
      <text:p text:style-name="P1"/>
      <text:p text:style-name="P1">Altar Room: This is the main room of the temple and the location of the final sacrifice. It has a circle of columns surrounding the the actual altar itself. The columns are covered in glowing arcane runes. The runes extend onto the floor in a circle around the altar. A successful attempt at deciphering the runes show that some of them to be symbols of power that appear to focus and amplify energy within the circle. Most of the runes however are indecipherable and while they are connected to the altar and have some function their purpose is unknown. The far wall is a giant window looking out towards the mountains surrounding the temple. The high priest of zeus is here, trapped within a mystical cage just outside the circle of columns. There is a symbol of pain inscribed on the floor inside the cage with the priest. The symbol of pain can be dispelled by casting any level of 'dispel magic' from within the circle on it. There are some monsters guarding the high priest.</text:p>
      <text:p text:style-name="P1">“You enter a large room with an ancient sacrificial altar in the center. A soft glow emanates from from the altar. There are 6 large pillars in a circle around the altar covered in runes of power. The runes extend onto the floor connecting to each other and to the altar. The runes pulse with many colors and even non-mages can sense the power emanating from this. There is a giant window on the far wall giving a panoramic view of the mountains. Just outside the circle of pillars you see an elderly man wearing the vestments of the high priest of zeus inside a cage made of some sort of energy. He has a look of intense agony on his face as if he's being tortured.”</text:p>
      <text:p text:style-name="P1"/>
      <text:p text:style-name="P1">upon dispelling the symbol of pain: after the monologue between the high priest and the adversary 1d4 gates appear in random locations in this room and 1d3-1 monsters come through each one. The monsters that come through the gates are random for each gate and monsters from different gates <text:span text:style-name="T1">may</text:span> be hostile to each other. Although unable to move out of his cage he will be capable of casting spells through the cage and will assist players. He can not use touch spells due to the cage or perform melee attacks.</text:p>
      <text:p text:style-name="P1">“The symbol of pain vanishes and a look of relief spreads across the high priests face. He seems to notice you for the first time and says 'Thank you for removing that spell. You're not with <text:span text:style-name="T1">him</text:span>... are you? Be careful he has to be aware of what you've done and he's probably...' he's cut off as a gate spell opens in this room and a floating sphere of energy flies through. The gate spell closes and The demonic <text:soft-page-break/>voice of the adversary booms out from the sphere stating 'Why have you come here? Do you seek the power too? It is mine and I will never give it up. Not until I manage to claim the souls of...'. The adversary is cut off as the high priest finishes completing the spell he started as soon as he realized the adversary was distracted by you. 'NNNOOOOOOOO!!!' The adversary yells as he gets pulled into a small black gem that the high priest holds up as part of the spell. Right before he is absorbed into the gem a small crystal flies out from the adversary and hits one of the runes on the nearest pillar. There is a flash of light from where the two meet. When the light fades the crystal is lying on the ground and has gone dark, the pillar runes are unchanged, and the priest has put away the gem. A number of gate spells suddenly appear and various denizens fall through looking confused.”</text:p>
      <text:p text:style-name="P1"/>
      <text:p text:style-name="P1"/>
      <text:p text:style-name="P3">the priest</text:p>
      <text:p text:style-name="P1">After battle: After battling the enemies from gates the high priest will advise them that the crystal has the ability to create portals to other locations. The high priest will still be trapped within the mystical prison. The priest can be released by either recharging the key of eternity (crystal that was dropped) or by disrupting the spell being used to create the prison. </text:p>
      <text:p text:style-name="P1">“As you look around and notice that there are no more enemies the high priest beckons you over. 'I've only imprisoned that demon temporarily. I can destroy him utterly and reverse the damage he has done however I need to get out of here and gain access to that altar to do so. That crystal was a powerful artifact for creating portals between locations. We could have used it to create a portal to get me out however touching it to the pillar expended it's energy randomly so it can't be used anymore. He probably hopes by doing so it will keep me imprisoned here until he can escape from me. You need to get me out of here before that happens. <text:s/>I know there is a way to remove this barrier as they've disabled it before but I don't know how to do it.</text:p>
      <text:p text:style-name="P1"/>
      <text:p text:style-name="P1">Key of eternity: the key of eternity can be recharged by immersing it in the pool of water in the garden while the sun is up. A successful spellcraft or knowledge (arcana) or use magic device with a dc20 creates a portal from wherever it was activated to balcony room 2. If taken to the altar room the high priest will attempt to instruct the players in opening a portal he can use to escape. With the high priests explaining the process only an int dc10 is required. </text:p>
      <text:p text:style-name="P1"/>
      <text:p text:style-name="P1">Disrupting the spell: the high priests prison can be dispelled by disrupting the 6 elemental runes holding it in place. The runes can be disrupted by touching them with the key of eternity. This will summon the guardian of that rune which the players will need to defeat. Mention will be made in one of the story scrolls about a way to properly dispell the runes without disrupting it and summoning the guardian but the players never learn this and have no way of doing so.</text:p>
      <text:p text:style-name="P1"/>
      <text:p text:style-name="P1">Water room: This is the room with the water rune in it. Disrupting this rune summons a large water elemental which says 'halt intruders' in aquan before attacking. If the players have found story scroll 2 they will recognize the rune as a rune of water.</text:p>
      <text:p text:style-name="P1">“You enter a room with a mystical rune glowing faintly in the center. There does not appear to be anything else of interest here.”</text:p>
      <text:p text:style-name="P1"/>
      <text:p text:style-name="P1">Earth room: This is the room with the earth rune in it. Disrupting this rune summons a large earth elemental which says 'halt intruders' in terran before attacking. If the players have found story scroll 2 they will recognize the rune as a rune of earth.</text:p>
      <text:p text:style-name="P1">“You enter a room with a mystical rune glowing faintly in the center. There does not appear to be anything else of interest here.”</text:p>
      <text:p text:style-name="P1"/>
      <text:p text:style-name="P1"><text:soft-page-break/>Dark room: This is the room with the darkness (evil) rune in it. Disrupting this rune summons a chaotic/evil vampire. The vampire will pretend to want to help the players and try to gain their confidence first. If he can he will try to get one of them alone before attacking. When attacking it will attempt to turn the players into full vampires if it can or kill them and turn into vampire spawn if it can't. It will avoid going into the library, the entrance view, the altar room, the courtyard, and the balcony rooms so long as the sun is up. A search check dc13 will find the vampires hidden coffin in this room. The vampire has 5 levels of the bard class and will try to pass itself off as a regular bard before his secret is discovered.</text:p>
      <text:p text:style-name="P1"/>
      <text:p text:style-name="P1">Fire room: This is the room with the fire rune in it. Disrupting this rune summons a large fire elemental which says 'halt intruders' in ignis before attacking. If the players have found story scroll 2 they will recognize the rune as a rune of fire.</text:p>
      <text:p text:style-name="P1">“You enter a room with a mystical rune glowing faintly in the center. There does not appear to be anything else of interest here.”</text:p>
      <text:p text:style-name="P1"/>
      <text:p text:style-name="P1">Air room: This room is technically outside the building and actually hangs out a little bit above the chasm surrounding the temple. The air rune is on the end of the platform glowing faintly. Disrupting this rune sumons a large air elemental which says 'halt intruders' in auran before attacking. If the players have found story scroll 2 they will recognize the rune as a rune of air.</text:p>
      <text:p text:style-name="P1">“You see an open walkway with the edge of the plateau falling away on all sides. At the far end you see a mystical rune glowing faintly.”</text:p>
      <text:p text:style-name="P1"/>
      <text:p text:style-name="P1">Light room: This is the room with the light (good) rune in it. Disrupting this rune summons a lawful/good werebear. Although lawful/good the werebear attacks without hesitation assuming the hero's are working for the high priest. The werebear has 3 levels of the paladin class and although will start the fight in human form will attack primarily in hybrid/bear form. The werebear is a natural lycanthrope which is why it is not affected by divine healing.</text:p>
      <text:p text:style-name="P1"/>
      <text:p text:style-name="P1">Elemental fights: Although the players should be able to eliminate the guardians individually they do have the choice of running. The guardians will attempt to follow them in their own fashion and continue to fight. If they encounter their opposite counterpart fire/water, light/dark, earth/air the guardians will begin fighting with their opposite number before finishing off the players.</text:p>
      <text:p text:style-name="P1"/>
      <text:p text:style-name="P1">Cell 1: This room was used as a temporary dungeon by the high priest however it is empty now.</text:p>
      <text:p text:style-name="P1">“You enter a room that appears to have been converted into use as holding cell. You see chains and manacles connected to the wall however unlike the rest of the temple and even this room they appear to be new and in good condition.”</text:p>
      <text:p text:style-name="P1"/>
      <text:p text:style-name="P1">Cell 2: This room is also being used to hold sacrificial victims. There is a pegasus chained up in here. It will fight any player that approaches it (even if it's too help) that doesn't make a successful diplomacy check, either a dc20 if the character is good aligned or dc25 if the character is neutral aligned or dc40 if the character is evil aligned. If the heros release it, it will attempt to escape the temple as fast as it can. If the hero's appear to threaten it or get between it and the exit it will fight them until the opportunity to escape reveals itself.</text:p>
      <text:p text:style-name="P1">“You enter a room that appears to have been converted into horses' stall. There is a pegasus chained up in here. As it sees you enter the room it flaps it's wings and looks at you menacingly as you approach.”</text:p>
      <text:p text:style-name="P1"/>
      <text:p text:style-name="P1">Privy: This is just a regular privy. The smell is pretty bad. The first privy the hero's open up will have a very surprised orc sitting on it to use it. </text:p>
      <text:p text:style-name="P1"><text:soft-page-break/>“This appears to be an old privy. It appears to use the cliffs around the temple to dispose of the waste.”</text:p>
      <text:p text:style-name="P1"/>
      <text:p text:style-name="P1">Hall 2: This is a regular dark hallway</text:p>
      <text:p text:style-name="P1">“You enter a dark hallway with some some doorways and another hall on the right side.”</text:p>
      <text:p text:style-name="P1"/>
      <text:p text:style-name="P1">Apothecary: This is an apothecary room for mixing medicines and potions. It functions as a alchemist lab for purposes of using the craft(alchemy) skill. Players searching this room will find 1d3 healers kits, a magnifying glass, a merchants scale, 1d6 antitoxin, 2d6 cure minor wounds, 2d4-1 cure light wounds, 1d3-1 cure moderate wounds, 2d4 cuttings of fresh belladona, 2d4 cuttings of fresh willow bark, 2d4 poppy seed pods. The players will not know what the plant cuttings are without a successful knowledge(nature) check dc11 or a intelligence check dc13 if the character has at least 4 ranks of heal. If the characters recognize the belladona then an untrained int check dc10 will reveal the belladonna is also known as wolfsbane. If the players do not recognize the plants then they are described as leaves for the belladonna, bark cuttings for the willow bark, seed pods for the poppy. The Belladonna can be used to help treat lycanthopy (as described in the monster manual). The willow bark if taken will restore 1hp however taking more then 1 dose in a 12 hour will have no further effect. The poppy seed pods if taken will give 1 temporary HP for a 1 hour period. However taking more then this within a 24 hour period will result in a -1 int &amp; -1 wis &amp; -1 cha &amp; -1 dex &amp; -1 on all attack rolls for 24 hours, though the 1 temporary HP still applies.Taking more then 3 doses requires a wisdom save dc 15 to avoid addiction. If addicted the player is afflicted with -1 int &amp; -1 cha &amp; -1 on all attack rolls until they overcome the addiction. Once every 24 hour period that the player doesn't take the poppy seeds the player may make a dc15 fortitude save to try to overcome the addiction. If the addicted character instead chooses to take one dose of poppy within the 24 hour period then they only have -1 int &amp; -1 cha for that day.</text:p>
      <text:p text:style-name="P1"/>
      <text:p text:style-name="P1">Infirmary: This is an infimary for the temple. There are 2 beds in this room along with some bandages in a pile. The bandages are infected with the shakes disease which the players will contract if they touch them. Shakes has a fortitude save dc13 to avoid contracting it, it has a 1 day incubation period and the causes 1d8dex damage until cured.</text:p>
      <text:p text:style-name="P1"/>
      <text:p text:style-name="P1">Statue room: This room full of stone statues of various gods. The statues themselves are too heavy to move. The only thing special in this room is the statue of apollo which has eyes made out of pure sapphire. These gems are worth 4d4x100gp however doing so results in that players alignment by shifting towards evil by one.</text:p>
      <text:p text:style-name="P1">“You enter a room full of stone statues of the various gods. Underneath each one is an inscription giving the gods name and a short description. The statue of apollo is particularly impressize as unlike all the other statues it has eyes made out of what appears to be sapphire. The inscription on it reads 'Apollo: god of the sun and righteous might; his wrath is upon all who lie, cheat, and steal.'</text:p>
      <text:p text:style-name="P1"/>
      <text:p text:style-name="P1">Suite: This room is a pesonal suite that appears to have not been used in some time. A successful search check of dc 5 will find a small steel mirror and some completely rotted clothing.</text:p>
      <text:p text:style-name="P1">“This room appears to have once been a personal bedroom but it has long been in disuse. You see the wreckage of a bed and closet.”</text:p>
      <text:p text:style-name="P1"/>
      <text:p text:style-name="P1">Barracks: This barracks has been recently used by the orcs. There are various orcs items strewn all over the place however most of it won't be very useful to the players. Players will find sleeping furs &amp; orc clothing &amp; orc jewelry (bone and stone so not worth anything except to an orc) &amp; the latest issue of pillaging monthly.</text:p>
      <text:p text:style-name="P1">“You enter what appears to be what was once a large dormitory but has since been turned into a <text:soft-page-break/>barracks by the orcs from the piles of orc possesions scattered all over the place.”</text:p>
      <text:p text:style-name="P1"/>
      <text:p text:style-name="P1">Barracks storeroom: This is a storeroom used by the orcs to store their weapons. The players will find a +1 double-bladed axe &amp; 1d4-1 daggers &amp; a tower shield.</text:p>
      <text:p text:style-name="P1">“You enter a storeroom that the orcs were using to store their weapons. Some of the weapons are still here.”</text:p>
      <text:p text:style-name="P1"/>
      <text:p text:style-name="P1">Courtyard: This is a courtyard that is open to the outside. It has walls on 3 sides while the 4<text:span text:style-name="T2">th</text:span> ends in a cliff. The two balconies can be seen up above from here on the second story. There is also a small pool of water here that bubbles up and flows over the edge of the cliff in a waterfall. The pool is very deep and the bottom of it can't be seen. Immersing the key of eternity in this water while the sun is up causes it to be recharged. The balconies are 20 feet high with no obvious way to climb up. There are railings on the balcony for grappling hooks to try to latch on too. </text:p>
      <text:p text:style-name="P1">“You enter a courtyard that is open to the outside. It is surrounded by the temple walls on 3 sides while the 4<text:span text:style-name="T2">th</text:span> ends in an open cliff. There is a pool of water here that continually bubbles up and flows over the edge of the cliff. Up above you, you see two open balconies that let into rooms behind them.”</text:p>
      <text:p text:style-name="P1"/>
      <text:p text:style-name="P1">Hall 3: This is just a regular hallway that is in heavy disrepair. </text:p>
      <text:p text:style-name="P1">“You enter another hallway that is in heavy disrepair. You see some closed doors at the far end and some hallways branching off. Part of one of the walls (at hall 8) appears to have collapsed at some time in the past allowing access.</text:p>
      <text:p text:style-name="P1"/>
      <text:p text:style-name="P1">Hall 8: This is supposed to be a secret passage but it has partially collapsed. There are sliding grates the players can look through to peek into the dark room &amp; the infirmary &amp; the apothecary. </text:p>
      <text:p text:style-name="P1">“You enter a dark hallway that appears to have been a secret passageway before the walls collapsed. The far end has completely collapsed and the passage is now a dead-end. You see 3 grates on the left side that appear able to open and close.</text:p>
      <text:p text:style-name="P1"/>
      <text:p text:style-name="P1">Hall 4: This is a hallway that originally went to balcony room 2 but has since collapsed. The collapsed wall does allow access to earth room from here as well. There is no access to balcony room 2 from here.</text:p>
      <text:p text:style-name="P1">“You enter a room that has collapsed at the far end some time ago. It appears at one time there were stairs that were supposed to go up but they are buried by the wall on the left side that has fallen in. This does however allow access to that room.”</text:p>
      <text:p text:style-name="P1"/>
      <text:p text:style-name="P1">Hall 5: This is a regular hallway that gives access to balcony room 1</text:p>
      <text:p text:style-name="P1">“You enter a hallway with a stairway at the end.”</text:p>
      <text:p text:style-name="P1"/>
      <text:p text:style-name="P1">Balcony Room 1: This is an upper story room with a balcony looking out over the garden</text:p>
      <text:p text:style-name="P1">“You enter an empty room that has an open balcony looking out over a courtyard. There is also a door on the far wall.”</text:p>
      <text:p text:style-name="P1"/>
      <text:p text:style-name="P1">Kitchen: This is a kitchen that has seen recent use by the orcs. Players will find 1d4 chunks of meat. Each chuck of meat has a 1 out of 3 chance of being spoiled. Players will also find 2d3 kitchen treasure. A search check dc10 finds the secret passage to the pantry. The chimney is too narrow for even a halfling to climb. </text:p>
      <text:p text:style-name="P1">“You enter a kitchen that has seen recent use by the orcs. The fireplace oven for cooking is currently cool but there is food from the orcs' last meal still lying around.”</text:p>
      <text:p text:style-name="P1"/>
      <text:p text:style-name="P1"><text:soft-page-break/>Pantry: This the temples food storage. This room was not found by the orcs. Most of the food here has been completely decayed or turned rock hard. A search of dc8 will find 4d4 'spice' containers. Out of these 2d2 of them will contain garlic. The others will randomly contain either salt, oregano, thyme or pepper. The garlic can be used against the vampire, the other spices have no use within this campaign. </text:p>
      <text:p text:style-name="P1">“You enter a hidden pantry that has not seen use in some time. You find remnants of various foodstuffs however despite the attempts at preservation they don't appear to be fit for consumption anymore.”</text:p>
      <text:p text:style-name="P1"/>
      <text:p text:style-name="P1">“Dining Hall: This was the dining hall for the temple. There is a chandelier hanging above that is weak from age and any vibrations will make it fall. For purposes of gameplay it counts as a one-time proximity trap 4d6 search check dc20, disable check dc3, reflex save dc15, never miss. It only affects the center of the room so players near the edges are safe. Players performing a search that doesn't find it will generally trigger it. The utensils are wood and crumble when picked up. </text:p>
      <text:p text:style-name="P1">“You enter a room with a long table in it that has been broken in two. There are a number of chairs surrounding it. From the remnants of the old eating utensils lying around this appears to have once been a dining room or banquet hall of some sort.”</text:p>
      <text:p text:style-name="P1"/>
      <text:p text:style-name="P1">Auditorium: This is an auditorium, it has excellent accoustics within it that gives a +1 to any perform skill, bard song, or sound-based spell. A search of this room will find 1d20sp &amp; 1d4-2 potions of eagle splendor &amp; 1d2-1 scrolls of ventriliquism &amp; 1d2-1 scrolls of comprehend languages.</text:p>
      <text:p text:style-name="P1">“You enter a large auditorium with rows of benches facing a stage on the far end. You see a doorway off to the side of the stage.”</text:p>
      <text:p text:style-name="P1"/>
      <text:p text:style-name="P1">Auditorium storage: This is a storage room for the auditorium. A search here finds a +1 trumpet (it didn't decay due to being brass) &amp; 1d2 scrolls of comprehend languages &amp; 1d3-1 scrolls of minor image &amp; 1d2 scrolls of ventriliquism.</text:p>
      <text:p text:style-name="P1">“You enter what appears to be a storeroom for the auditorium. It is full of various musical instruments that have decayed due to time.”</text:p>
      <text:p text:style-name="P1"/>
      <text:p text:style-name="P1">Reception: This is the reception room for the office. There is a trap in here triggered by proximity. It has search dc21, disable dc22, attack +15, 11dc fortitude resists, 1d4+4damage, poisons 1d2 strength every minute for 2d6 minutes. 3 successful heal checks recovers from it, affects also fade after 24 hours. There is nothing else of interest here.</text:p>
      <text:p text:style-name="P1">“This is a mostly empty room except for a single desk in the middle. There is also a door on the far side.”</text:p>
      <text:p text:style-name="P1"/>
      <text:p text:style-name="P1"/>
      <text:p text:style-name="P1"/>
      <text:p text:style-name="P1">Rescuing the priest: There are two ways of rescuing the priest. The players can fight their way through by disrupting the runes and defeating the guardians or by solving the riddles and recharging the key of eternity. Either way the priest is rescued.</text:p>
      <text:p text:style-name="P1"/>
      <text:p text:style-name="P1"/>
      <text:p text:style-name="P3">the adversary</text:p>
      <text:p text:style-name="P1"/>
      <text:p text:style-name="P1"/>
      <text:p text:style-name="P1"/>
      <text:p text:style-name="P1">soul bind = on victim?</text:p>
      <text:p text:style-name="P1">misdirection <text:s/>= on sneaky bad guy</text:p>
      <text:p text:style-name="P1">programmed image = demon taunts in temple</text:p>
      <text:p text:style-name="P1"><text:soft-page-break/></text:p>
      <text:p text:style-name="P1">kathleen = victim of priests sacrifice</text:p>
      <text:p text:style-name="P1">robert = true name of 'the adversary'</text:p>
      <text:p text:style-name="P1">mark = son of robert and kathleen</text:p>
      <text:p text:style-name="P1">high priest of zeus = backstabber, must be level 17 for soul bind, won't have many spells left for fight</text:p>
      <text:p text:style-name="P1">carl (cowardly carl) = a monk in the service of zeus, in the chapel of zeus</text:p>
      <text:p text:style-name="P1"/>
      <text:p text:style-name="P1"/>
      <text:p text:style-name="P1">plot summary:</text:p>
      <text:p text:style-name="P1">priest of zeus has been performing sacrifices within the 'temple of eternity' in order to become the god of eternity. He has been sacrificing kobolds, orcs, etc. to increase his powers though this doesn't work. He attempts to sacrifice kathleen thinking this will deify him. Robert interrupts the ceremony but not before kathleen is killed. In grief robert commits suicide and (sacrificing himself) inadvertently deifies himself and becomes 'the adversary'. As a demi-god he curses the world (creating reason for adventurers to investigate) and begins torturing the priest of zeus. Adversaries focus is on obtaining power to bring kathleen back to life which he is unable to do due to priest having used soul bind on kathleen. Despite his powers adversary is not very knowledgeable about magic and doesn't understand why his resurrection spell doesn't work. Players will rescue priest of zeus who will help them but of course backstab attempting to continue his deification (by eating both kathleen's and roberts soul at the same time). Adventurers win by managing to save kathleen and robert and defeating priest of zeus. </text:p>
      <text:p text:style-name="P1"/>
      <text:p text:style-name="P1">The temple of eternity:</text:p>
      <text:p text:style-name="P1">The temple of eternity is an ancient edifice located within a remote section of the mountains. It has been abandoned for many years and it is slowly crumbling away. It is located at the intersection of multiple ley lines and so is a powerful focus of both arcane and divine energy. The temple </text:p>
      <text:p text:style-name="P1"/>
      <text:p text:style-name="P1">chapel of zeus:</text:p>
      <text:p text:style-name="P1">adventurers start out at the chapel of zeus to find the priest of zeus. Chapel is almost completely deserted. There are no (few?) enemies to fight here but there will be useful clues/items to prepare them for the temple. </text:p>
      <text:p text:style-name="P1"/>
      <text:p text:style-name="P1">Enemies: The temple starts out mostly deserted except for some kobolds and orcs guarding the priest of zeus. These guys understand who the real villain is and so try to stop you. After priest is 'rescued' a number of arcane traps go off that summon more enemies. </text:p>
      <text:p text:style-name="P1"/>
      <text:p text:style-name="P1">goals:</text:p>
      <text:p text:style-name="P1">Campaign has 3 main sections and stages within it. </text:p>
      <text:p text:style-name="P1">1. rescue of the priest of zeus: this is a fairly easy simple section. There are few enemies, and the priest himself can be rescued by disrupting the symbol of pain being used to torture him.</text:p>
      <text:p text:style-name="P1"/>
      <text:p text:style-name="P1">2. eliminating the adversary: the adversary will immediately appear upon rescue of the priest. The priest will use his power to banish the adversary giving the heroes a respite. Priest will still be trapped and will send heroes to release him. This is done by finding a magic (key) and embuing it with power to disable the adversaries containment spell around the priest. </text:p>
      <text:p text:style-name="P1"/>
      <text:p text:style-name="P1">3. redemption of the adversary: after the betrayal by the priest of zeus the adventurers need to defeat him. With the best ending heroes manage to bring kathleen and Robert back to life. Bad ending results in priest being defeated but kathleen and robert are dead.</text:p>
      <text:p text:style-name="P1"/>
      <text:p text:style-name="P1"><text:soft-page-break/>the sacrifice: documents will indicate that the temple allows for the ascension to godhood by performing a ritual known as 'the eternal sacrifice'. Priest will indicate this is what the adversary is trying to do. Priest has been trying to sacrifice unsuccessfully (why monsters try to stop heroes) and has come to the determination that killing kathleen and absorbing her soul will complete the ritual. </text:p>
      <text:p text:style-name="P1"/>
      <text:p text:style-name="P1">soul absorption: the priest knows a spell that allows him to absorb the souls of others. It takes him 15 minutes to cast this spell. Spell is interrupted if the person is raised/resurrected while he is doing this. It is impossible to resurrect/raise dead someone after this has been done to them. Players will have chance to learn it though it is a level 9 spell and will be unable to cast it.</text:p>
      <text:p text:style-name="P1"/>
      <text:p text:style-name="P1">sleeping:</text:p>
      <text:p text:style-name="P1">sleeping is not allowed within the temple. Players will be 'advised' not to sleep here. Players that ignore this warning will be... punished.</text:p>
      <text:p text:style-name="P1"/>
      <text:p text:style-name="P1">Riddle for recharging the key of eternity:</text:p>
      <text:p text:style-name="P1">Where the earth ends and the sky begins is where the power lies. When the fires of light rest upon the waters of darkness is when the power may be released. The key of eternity locks the power within itself that all else may be unlock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onkyhotay</meta:initial-creator>
    <meta:creation-date>2008-11-09T20:24:44</meta:creation-date>
    <dc:creator>donkyhotay</dc:creator>
    <dc:date>2008-11-16T22:17:26</dc:date>
    <meta:editing-cycles>54</meta:editing-cycles>
    <meta:editing-duration>P2DT5H7M11S</meta:editing-duration>
    <meta:user-defined meta:name="Info 1"/>
    <meta:user-defined meta:name="Info 2"/>
    <meta:user-defined meta:name="Info 3"/>
    <meta:user-defined meta:name="Info 4"/>
    <meta:document-statistic meta:table-count="0" meta:image-count="0" meta:object-count="0" meta:page-count="11" meta:paragraph-count="147" meta:word-count="6547" meta:character-count="35637"/>
  </office:meta>
</office:document-meta>
</file>